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9b6a" officeooo:paragraph-rsid="00139b6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9de73" officeooo:paragraph-rsid="0019de73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cbb68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dc80d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00cb3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7c3a5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139b6a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896e8" officeooo:paragraph-rsid="0037c3a5" style:font-name-asian="OzHandicraft BT" style:font-size-asian="14pt" style:font-name-complex="OzHandicraft B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25c15" officeooo:paragraph-rsid="00425c15" style:font-name-asian="OzHandicraft BT" style:font-size-asian="14pt" style:font-name-complex="OzHandicraft BT" style:font-size-complex="14pt"/>
    </style:style>
    <style:style style:name="P32" style:family="paragraph">
      <style:paragraph-properties fo:text-align="center"/>
    </style:style>
    <style:style style:name="P33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44b25c" style:font-size-asian="16pt" style:font-size-complex="16pt"/>
    </style:style>
    <style:style style:name="T12" style:family="text">
      <style:text-properties officeooo:rsid="000ac1f6"/>
    </style:style>
    <style:style style:name="T13" style:family="text">
      <style:text-properties officeooo:rsid="000d5f34"/>
    </style:style>
    <style:style style:name="T14" style:family="text">
      <style:text-properties officeooo:rsid="00139b6a"/>
    </style:style>
    <style:style style:name="T15" style:family="text">
      <style:text-properties officeooo:rsid="0015697d"/>
    </style:style>
    <style:style style:name="T16" style:family="text">
      <style:text-properties officeooo:rsid="00171e75"/>
    </style:style>
    <style:style style:name="T17" style:family="text">
      <style:text-properties style:font-name="OzHandicraft BT" officeooo:rsid="0015697d"/>
    </style:style>
    <style:style style:name="T18" style:family="text">
      <style:text-properties style:font-name="OzHandicraft BT" officeooo:rsid="0019de73"/>
    </style:style>
    <style:style style:name="T19" style:family="text">
      <style:text-properties officeooo:rsid="0021378d"/>
    </style:style>
    <style:style style:name="T20" style:family="text">
      <style:text-properties officeooo:rsid="00270d0c"/>
    </style:style>
    <style:style style:name="T21" style:family="text">
      <style:text-properties officeooo:rsid="002896e8"/>
    </style:style>
    <style:style style:name="T22" style:family="text">
      <style:text-properties officeooo:rsid="002a9557"/>
    </style:style>
    <style:style style:name="T23" style:family="text">
      <style:text-properties officeooo:rsid="002dc80d"/>
    </style:style>
    <style:style style:name="T24" style:family="text">
      <style:text-properties officeooo:rsid="002e7a7c"/>
    </style:style>
    <style:style style:name="T25" style:family="text">
      <style:text-properties officeooo:rsid="002f1a66"/>
    </style:style>
    <style:style style:name="T26" style:family="text">
      <style:text-properties officeooo:rsid="00300cb3"/>
    </style:style>
    <style:style style:name="T27" style:family="text">
      <style:text-properties officeooo:rsid="00307a3d"/>
    </style:style>
    <style:style style:name="T28" style:family="text">
      <style:text-properties officeooo:rsid="0034b5d2"/>
    </style:style>
    <style:style style:name="T29" style:family="text">
      <style:text-properties officeooo:rsid="003555bf"/>
    </style:style>
    <style:style style:name="T30" style:family="text">
      <style:text-properties officeooo:rsid="0036cf44"/>
    </style:style>
    <style:style style:name="T31" style:family="text">
      <style:text-properties officeooo:rsid="00383e8e"/>
    </style:style>
    <style:style style:name="T32" style:family="text">
      <style:text-properties officeooo:rsid="003968d0"/>
    </style:style>
    <style:style style:name="T33" style:family="text">
      <style:text-properties officeooo:rsid="003aab52"/>
    </style:style>
    <style:style style:name="T34" style:family="text">
      <style:text-properties officeooo:rsid="003adb12"/>
    </style:style>
    <style:style style:name="T35" style:family="text">
      <style:text-properties officeooo:rsid="003bf78e"/>
    </style:style>
    <style:style style:name="T36" style:family="text">
      <style:text-properties officeooo:rsid="003ddc14"/>
    </style:style>
    <style:style style:name="T37" style:family="text">
      <style:text-properties officeooo:rsid="003f5ba9"/>
    </style:style>
    <style:style style:name="T38" style:family="text">
      <style:text-properties officeooo:rsid="00405419"/>
    </style:style>
    <style:style style:name="T39" style:family="text">
      <style:text-properties officeooo:rsid="00412f40"/>
    </style:style>
    <style:style style:name="T40" style:family="text">
      <style:text-properties officeooo:rsid="00425c15"/>
    </style:style>
    <style:style style:name="T41" style:family="text">
      <style:text-properties officeooo:rsid="00443a84"/>
    </style:style>
    <style:style style:name="T42" style:family="text">
      <style:text-properties officeooo:rsid="0044b25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6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14">spicy punkin ale</text:span> <text:s text:c="65"/></text:p>
      <text:p text:style-name="P8">Brew Date: <text:s text:c="6"/><text:span text:style-name="T30">Nov 19’17</text:span> <text:s text:c="54"/></text:p>
      <text:p text:style-name="P3"><text:span text:style-name="T4">Batch Size:</text:span><text:span text:style-name="T7"> 10 </text:span><text:span text:style-name="T8">gal</text:span><text:span text:style-name="T4"><text:tab/><text:tab/><text:tab/></text:span></text:p>
      <text:p text:style-name="P1"><text:span text:style-name="T4">Target OG/◦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32" svg:x1="1.543cm" svg:y1="0.624cm" svg:x2="1.622cm" svg:y2="6.577cm"><text:p/></draw:line><draw:line text:anchor-type="paragraph" draw:z-index="3" draw:style-name="gr1" draw:text-style-name="P32" svg:x1="3.29cm" svg:y1="0.462cm" svg:x2="3.369cm" svg:y2="6.415cm"><text:p/></draw:line><draw:line text:anchor-type="paragraph" draw:z-index="5" draw:style-name="gr1" draw:text-style-name="P32" svg:x1="7.497cm" svg:y1="0.546cm" svg:x2="7.576cm" svg:y2="3.986cm"><text:p/></draw:line><text:span text:style-name="T5">Amnt lb/kg <text:s/>Ingredient <text:s text:c="12"/></text:span><text:span text:style-name="T4"><text:s text:c="2"/></text:span></text:p>
      <text:p text:style-name="P9">11.5 <text:s text:c="3"/># <text:s text:c="7"/>Pale</text:p>
      <text:p text:style-name="P9">10 <text:s text:c="6"/># <text:s text:c="7"/>ESB</text:p>
      <text:p text:style-name="P7"><text:s text:c="2"/><text:span text:style-name="T14">1 <text:s text:c="6"/># <text:s text:c="7"/>Wheat</text:span></text:p>
      <text:p text:style-name="P7"><draw:custom-shape text:anchor-type="paragraph" draw:z-index="6" draw:name="Shape1" draw:style-name="gr2" draw:text-style-name="P33" svg:width="0.583cm" svg:height="0.53cm" svg:x="16.32cm" svg:y="0.01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 <text:s/><text:span text:style-name="T14">1 <text:s text:c="7"/># <text:s text:c="6"/>Biscuit</text:span> </text:p>
      <text:p text:style-name="P9">0.5 <text:s text:c="6"/># <text:s text:c="6"/>Crystal 20l </text:p>
      <text:p text:style-name="P9"><text:span text:style-name="T19">4.5</text:span> <text:s text:c="6"/><text:span text:style-name="T19">kg</text:span> <text:s text:c="6"/>roasted pnkn <text:span text:style-name="T33">(aprx)</text:span></text:p>
      <text:p text:style-name="P10">5 <text:s text:c="8"/>tsp <text:s text:c="5"/>super charge</text:p>
      <text:p text:style-name="P10">1 <text:s text:c="8"/>tst <text:s text:c="6"/>NaCl mash &amp; sparge</text:p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2">Time</text:span></text:p>
      <text:p text:style-name="P23"><draw:line text:anchor-type="paragraph" draw:z-index="4" draw:style-name="gr1" draw:text-style-name="P32" svg:x1="2.549cm" svg:y1="0.012cm" svg:x2="2.628cm" svg:y2="3.452cm"><text:p/></draw:line> <text:span text:style-name="T17">8-10 <text:s text:c="7"/>chilies </text:span><text:span text:style-name="T18">to boil</text:span></text:p>
      <text:p text:style-name="P24">40 <text:s text:c="4"/>g <text:s text:c="7"/>Fuggles <text:s text:c="29"/><text:span text:style-name="T20">6</text:span>0 min</text:p>
      <text:p text:style-name="P25"><text:s text:c="2"/><text:span text:style-name="T14">45 <text:s text:c="3"/>g <text:s text:c="7"/>Goldings <text:s text:c="28"/>15 min</text:span></text:p>
      <text:p text:style-name="P25"><text:s/><text:span text:style-name="T30">1 <text:s text:c="4"/>Tbs <text:s text:c="5"/>Irish Moss <text:s text:c="51"/></text:span></text:p>
      <text:p text:style-name="P25"/>
      <text:p text:style-name="P2"><text:span text:style-name="T9"><text:s text:c="45"/></text:span><text:span text:style-name="T4"><text:s text:c="762"/></text:span><text:span text:style-name="T6">Stage <text:s text:c="13"/>Date <text:s text:c="17"/></text:span></text:p>
      <text:p text:style-name="P11">Primary: <text:s text:c="9"/></text:p>
      <text:p text:style-name="P11">Racked:<text:tab/><text:tab/><text:tab/><text:tab/><text:tab/></text:p>
      <text:p text:style-name="P11">Racked: <text:s text:c="10"/></text:p>
      <text:p text:style-name="P11">Bottled:<text:tab/><text:tab/><text:tab/><text:tab/><text:tab/><text:span text:style-name="T28">6x1l</text:span><text:tab/></text:p>
      <text:p text:style-name="P11">Kegged: <text:s text:c="11"/><text:span text:style-name="T28"><text:s text:c="20"/>1x10gal</text:span></text:p>
      <text:p text:style-name="P11">Re-Kegged: <text:s text:c="6"/><text:span text:style-name="T29"><text:s text:c="23"/>2x 5 gal</text:span></text:p>
      <text:p text:style-name="P1"><text:span text:style-name="T6">Purged:</text:span><text:span text:style-name="T3"><text:tab/><text:tab/><text:tab/><text:tab/><text:tab/><text:tab/>Charged:</text:span></text:p>
      <text:p text:style-name="P11"/>
      <text:p text:style-name="P11"/>
      <text:p text:style-name="P11"/>
      <text:p text:style-name="P11"><draw:frame draw:style-name="fr3" draw:name="Object2" text:anchor-type="paragraph" svg:x="9.031cm" svg:y="-0.3cm" svg:width="11.919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3"> 8:30am</text:span></text:p>
      <text:p text:style-name="P11">Fill mash tun:<text:tab/><text:span text:style-name="T15">Sun</text:span></text:p>
      <text:p text:style-name="P11">Fill sparge kettle: <text:span text:style-name="T15">Sun</text:span><text:tab/><text:tab/><text:tab/></text:p>
      <text:p text:style-name="P11">Fire burners: <text:span text:style-name="T31">8:25</text:span>am</text:p>
      <text:p text:style-name="P11">Heat Mash Tun : Target Temp: <text:span text:style-name="T34">68</text:span> <text:s text:c="4"/></text:p>
      <text:p text:style-name="P18">Heat Sparge Kettle: </text:p>
      <text:p text:style-name="P18">Target Temp: <text:span text:style-name="T34">71</text:span></text:p>
      <text:p text:style-name="P11">Target Temp (Mash): <text:span text:style-name="T34">68</text:span></text:p>
      <text:p text:style-name="P11">Grind grain: <text:s/><text:span text:style-name="T31">8:30</text:span> <text:s/><text:span text:style-name="T21">am</text:span></text:p>
      <text:p text:style-name="P11">sparge temp:<text:span text:style-name="T16">162</text:span></text:p>
      <text:p text:style-name="P11">Strike Temp: <text:span text:style-name="T16">155</text:span></text:p>
      <text:p text:style-name="P11">pump temp: <text:s/><text:span text:style-name="T16">155</text:span></text:p>
      <text:p text:style-name="P28">mash in: <text:span text:style-name="T32">9:34</text:span></text:p>
      <text:p text:style-name="P21">Mash: Duration: <text:span text:style-name="T13">90</text:span> <text:s text:c="6"/>minutes <text:s text:c="7"/></text:p>
      <text:p text:style-name="P11">Start: <text:span text:style-name="T32">9:35</text:span> <text:span text:style-name="T22">am</text:span> <text:s/>Finish: <text:span text:style-name="T32">11:05am</text:span></text:p>
      <text:p text:style-name="P11">Heat (to deactivate enzymes)<text:tab/><text:tab/></text:p>
      <text:p text:style-name="P13">Target Temp: 168 <text:s text:c="2"/></text:p>
      <text:p text:style-name="P18">Start: <text:span text:style-name="T35">11:05am</text:span> <text:s text:c="5"/></text:p>
      <text:p text:style-name="P11">Finish:<text:span text:style-name="T35">11:20am</text:span> <text:s/></text:p>
      <text:p text:style-name="P11">Heat Sparge H20 (Target175◦) <text:s text:c="7"/></text:p>
      <text:p text:style-name="P14">Sparge: </text:p>
      <text:p text:style-name="P14">Start: <text:s/><text:span text:style-name="T35">11:25am</text:span></text:p>
      <text:p text:style-name="P17">Finish: <text:span text:style-name="T36">12:22pm </text:span></text:p>
      <text:p text:style-name="P17">Wort collected: <text:s/></text:p>
      <text:p text:style-name="P22">full kettle <text:span text:style-name="T24">cover handle rivets</text:span></text:p>
      <text:p text:style-name="P11">Boil : Burner On: <text:s/><text:span text:style-name="T35">11:25</text:span></text:p>
      <text:p text:style-name="P20">Rolling Boil: <text:s/><text:span text:style-name="T26">12:30</text:span></text:p>
      <text:p text:style-name="P20"><text:span text:style-name="T26">Chilies in: <text:s/>12:20pm <text:s text:c="5"/>H</text:span>ops In: <text:s/><text:span text:style-name="T37">1:15</text:span> <text:s text:c="3"/>Hops/ <text:span text:style-name="T27">Irish Moss</text:span> In: <text:s text:c="2"/><text:span text:style-name="T37">2:05pm</text:span> <text:s text:c="3"/><text:span text:style-name="T39">late</text:span></text:p>
      <text:p text:style-name="P19">Duration: <text:s/><text:span text:style-name="T23">90</text:span>min <text:s/></text:p>
      <text:p text:style-name="P15">Start:<text:span text:style-name="T37">12:45</text:span> <text:s/><text:span text:style-name="T25">pm</text:span> <text:s text:c="4"/>Finish:<text:span text:style-name="T37">2:20pm</text:span> <text:s text:c="4"/></text:p>
      <text:p text:style-name="P11">Burner Off: <text:span text:style-name="T38">2:20</text:span></text:p>
      <text:p text:style-name="P11">Rest 15 min <text:s text:c="7"/></text:p>
      <text:p text:style-name="P16">Start: <text:s/><text:span text:style-name="T40">2:20</text:span></text:p>
      <text:p text:style-name="P16">Finish: <text:span text:style-name="T40">2:35</text:span> <text:s text:c="2"/></text:p>
      <text:p text:style-name="P31">pump&amp;chill: start: <text:s text:c="2"/><text:span text:style-name="T41">2:36</text:span> <text:s text:c="7"/>Fin:<text:span text:style-name="T42">3:15</text:span></text:p>
      <text:p text:style-name="P11">OG : <text:s text:c="2"/><text:span text:style-name="T41">1.062</text:span></text:p>
      <text:p text:style-name="P12">Yeast:<text:span text:style-name="T10"> </text:span><text:span text:style-name="T11">Mauribrew </text:span><text:span text:style-name="T10">Yeast</text:span> <text:s/></text:p>
      <text:p text:style-name="P11">Irish Moss</text:p>
      <text:p text:style-name="P5">Notes: <text:span text:style-name="T40">chk flow at 30 min/ adjusted false bottom after cleaning/ got it lev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0T15:17:39.019139456</dc:date>
    <meta:editing-duration>PT5H16M42S</meta:editing-duration>
    <meta:editing-cycles>28</meta:editing-cycles>
    <meta:document-statistic meta:table-count="0" meta:image-count="0" meta:object-count="3" meta:page-count="2" meta:paragraph-count="66" meta:word-count="228" meta:character-count="2745" meta:non-whitespace-character-count="10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18cm" svg:height="8.999cm" xlink:href="." xlink:type="simple" chart:class="chart:line" chart:style-name="ch1">
        <chart:title svg:x="3.402cm" svg:y="0.315cm" chart:style-name="ch2">
          <text:p>spicy pnkn ale Nov 19'17</text:p>
        </chart:title>
        <chart:legend chart:legend-position="end" svg:x="9.251cm" svg:y="3.702cm" style:legend-expansion="high" chart:style-name="ch3"/>
        <chart:plot-area chart:style-name="ch4" chart:data-source-has-labels="both" svg:x="0.8cm" svg:y="1.301cm" svg:width="8.725cm" svg:height="6.739cm">
          <chartooo:coordinate-region svg:x="1.634cm" svg:y="1.5cm" svg:width="7.891cm" svg:height="5.318cm"/>
          <chart:axis chart:dimension="x" chart:name="primary-x" chart:style-name="ch5" chartooo:axis-type="auto">
            <chartooo:date-scale/>
            <chart:title svg:x="4.8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02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5.5">
                <text:p>65.5</text:p>
              </table:table-cell>
              <table:table-cell office:value-type="float" office:value="73.8">
                <text:p>73.8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2.7">
                <text:p>62.7</text:p>
              </table:table-cell>
              <table:table-cell office:value-type="float" office:value="72.7">
                <text:p>72.7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3">
                <text:p>63.3</text:p>
              </table:table-cell>
              <table:table-cell office:value-type="float" office:value="74.3">
                <text:p>74.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2">
                <text:p>64.2</text:p>
              </table:table-cell>
              <table:table-cell office:value-type="float" office:value="74.1">
                <text:p>74.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2">
                <text:p>65.2</text:p>
              </table:table-cell>
              <table:table-cell office:value-type="float" office:value="74.9">
                <text:p>74.9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8">
                <text:p>66.8</text:p>
              </table:table-cell>
              <table:table-cell office:value-type="float" office:value="74.8">
                <text:p>74.8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.6">
                <text:p>67.6</text:p>
              </table:table-cell>
              <table:table-cell office:value-type="float" office:value="77.7">
                <text:p>77.7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.5">
                <text:p>68.5</text:p>
              </table:table-cell>
              <table:table-cell office:value-type="float" office:value="77.5">
                <text:p>77.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75.7">
                <text:p>75.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6">
                <text:p>69.6</text:p>
              </table:table-cell>
              <table:table-cell office:value-type="float" office:value="74.6">
                <text:p>74.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6">
                <text:p>69.6</text:p>
              </table:table-cell>
              <table:table-cell office:value-type="float" office:value="74">
                <text:p>7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6">
                <text:p>73.6</text:p>
              </table:table-cell>
              <table:table-cell office:value-type="float" office:value="80.2">
                <text:p>80.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5">
                <text:p>75.5</text:p>
              </table:table-cell>
              <table:table-cell office:value-type="float" office:value="81.9">
                <text:p>81.9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